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star-strewn nighttime sky hangs over the Chilean landscape in this captivating photograph. A broken line of yellow lights weave their way across the dark rolling hills below. These marks the route between <text:a xlink:type="simple" xlink:href="https://www.eso.org/public/teles-instr/paranal-observatory/" text:style-name="Internet_20_link" text:visited-style-name="Visited_20_Internet_20_Link">ESO’s Paranal Observatory</text:a>, situated atop <text:a xlink:type="simple" xlink:href="https://en.wikipedia.org/wiki/Cerro_Paranal" text:style-name="Internet_20_link" text:visited-style-name="Visited_20_Internet_20_Link">Cerro Paranal</text:a>, and the <text:a xlink:type="simple" xlink:href="https://www.eso.org/public/news/eso0205/" text:style-name="Internet_20_link" text:visited-style-name="Visited_20_Internet_20_Link">Residencia</text:a>, the home-from-home for astronomers, technicians and other staff working at the observatory.</text:p>
      <text:p text:style-name="P1">Designed to provide a cool refuge against the harsh conditions of the Atacama desert, the Residencia is set into a natural hollow and blends perfectly into its arid surroundings. As well as offices and rooms for visiting astronomers, this desert refuge contains a verdant garden and swimming pool set beneath a 35-m wide glass-covered dome. As befits any building near an astronomical observatory, the Residencia is designed to minimise light pollution and to preserve the exceptionally dark skies above Paranal.</text:p>
      <text:p text:style-name="P1">This image was taken by <text:a xlink:type="simple" xlink:href="https://en.wikipedia.org/wiki/Astrophotography" text:style-name="Internet_20_link" text:visited-style-name="Visited_20_Internet_20_Link">astrophotographer</text:a> and <text:a xlink:type="simple" xlink:href="http://www.eso.org/public/usa/outreach/partnerships/photo-ambassadors/" text:style-name="Internet_20_link" text:visited-style-name="Visited_20_Internet_20_Link">ESO Photo Ambassador</text:a> Petr Horálek. A long-time collaborator with ESO, Petr loves photographing rare night-sky phenomena and beautiful and naturally dark night skies across the world — such as the ones at Paranal.</text:p>
      <text:p text:style-name="Standard"/>
      <text:p>----------------------------------------------------------------</text:p>
      <text:p>(ESO)  <text:a xlink:href="/public/teles-instr/paranal-observatory/">Paranal Observatorium der ESO</text:a><text:line-break/>(F)  <text:a xlink:href="https://de.wikipedia.org/wiki/Cerro_Paranal">Cerro Paranal</text:a><text:line-break/>(ESO)  <text:a xlink:href="/public/news/eso0205/">Residencia</text:a><text:line-break/>(F)  <text:a xlink:href="https://de.wikipedia.org/wiki/Astrofotografie">Astrofotograf</text:a><text:line-break/>(ESO)  <text:a xlink:href="/public/usa/outreach/partnerships/photo-ambassadors/">ESO-Fotobotschafter</text:a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rbert Vorstädt</meta:initial-creator>
    <meta:creation-date>2019-01-18T14:17:25.76</meta:creation-date>
    <meta:document-statistic meta:table-count="0" meta:image-count="0" meta:object-count="0" meta:page-count="1" meta:paragraph-count="3" meta:word-count="175" meta:character-count="1144"/>
    <dc:date>2019-01-18T14:17:46.18</dc:date>
    <dc:creator>Norbert Vorstädt</dc:creator>
    <meta:editing-duration>PT24S</meta:editing-duration>
    <meta:editing-cycles>1</meta:editing-cycles>
    <meta:generator>OpenOffice/4.1.1$Win32 OpenOffice.org_project/411m6$Build-9775</meta:generator>
  </office:meta>
</office:document-meta>
</file>